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>
      <style:text-properties officeooo:rsid="0008ef5e" officeooo:paragraph-rsid="0008ef5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u aplicación favorita</text:span><text:line-break/>Debes elegir una aplicación que uses mucho y realizar un proyecto sobre ella.</text:p>
      <text:p text:style-name="P19">(DISCORD)</text:p>
      <text:h text:style-name="Heading_20_3" text:outline-level="3"><text:span text:style-name="Strong_20_Emphasis">Restricciones:</text:span></text:h>
      <text:list text:style-name="L1">
        <text:list-item>
          <text:p text:style-name="P2">No puede ser una aplicación (de PC o smartphone) relacionada con: redes sociales, streaming, videojuegos o comercio electrónico.</text:p>
        </text:list-item>
        <text:list-item>
          <text:p text:style-name="P2">Debes hacer una demostración, y la aplicación debe estar disponible en nuestro país.</text:p>
        </text:list-item>
        <text:list-item>
          <text:p text:style-name="P2">La presentación durará 25 minutos.</text:p>
        </text:list-item>
        <text:list-item>
          <text:p text:style-name="P1">Trabajo individual.</text:p>
        </text:list-item>
      </text:list>
      <text:p text:style-name="Horizontal_20_Line"/>
      <text:h text:style-name="Heading_20_3" text:outline-level="3"><text:span text:style-name="Strong_20_Emphasis">Pasos:</text:span></text:h>
      <text:list text:style-name="L2">
        <text:list-item>
          <text:p text:style-name="P4">Publica en el foro la aplicación que deseas elegir.</text:p>
        </text:list-item>
        <text:list-item>
          <text:p text:style-name="P4">Espera la aprobación.</text:p>
        </text:list-item>
        <text:list-item>
          <text:p text:style-name="P4">¡Adelante!</text:p>
        </text:list-item>
        <text:list-item>
          <text:p text:style-name="P4">Sube tu trabajo a GitHub.</text:p>
        </text:list-item>
        <text:list-item>
          <text:p text:style-name="P3">Revisión semanal.</text:p>
        </text:list-item>
      </text:list>
      <text:p text:style-name="Horizontal_20_Line"/>
      <text:h text:style-name="Heading_20_3" text:outline-level="3"><text:span text:style-name="Strong_20_Emphasis">Esquema para la presentación y defensa del proyecto (25 min):</text:span></text:h>
      <text:h text:style-name="Heading_20_4" text:outline-level="4"><text:span text:style-name="Strong_20_Emphasis">1. Introducción (2-3 minutos)</text:span></text:h>
      <text:list text:style-name="L3">
        <text:list-item>
          <text:p text:style-name="P6">Presentación personal:</text:p>
          <text:list>
            <text:list-item>
              <text:p text:style-name="P6">Nombre y una breve descripción de tu papel como usuario de la aplicación (ejemplo: "Soy un usuario habitual de esta aplicación para...").</text:p>
            </text:list-item>
          </text:list>
        </text:list-item>
        <text:list-item>
          <text:p text:style-name="P6">Introducción de la aplicación:</text:p>
          <text:list>
            <text:list-item>
              <text:p text:style-name="P6">Nombre de la aplicación.</text:p>
            </text:list-item>
            <text:list-item>
              <text:p text:style-name="P6">Tipo de aplicación (categoría o sector: salud, productividad, finanzas, etc.).</text:p>
            </text:list-item>
            <text:list-item>
              <text:p text:style-name="P5">Propósito principal de la aplicación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Información general sobre la aplicación (5 minutos)</text:span></text:h>
      <text:list text:style-name="L4">
        <text:list-item>
          <text:p text:style-name="P8"><text:span text:style-name="Strong_20_Emphasis">Desarrolladores:</text:span></text:p>
          <text:list>
            <text:list-item>
              <text:p text:style-name="P8">Nombre de la empresa o desarrolladores.</text:p>
            </text:list-item>
            <text:list-item>
              <text:p text:style-name="P8">Breve historia o datos interesantes sobre su creación.</text:p>
            </text:list-item>
          </text:list>
        </text:list-item>
        <text:list-item>
          <text:p text:style-name="P8"><text:span text:style-name="Strong_20_Emphasis">Disponibilidad:</text:span></text:p>
          <text:list>
            <text:list-item>
              <text:p text:style-name="P8">Plataformas en las que está disponible (Android, iOS, web, etc.).</text:p>
            </text:list-item>
            <text:list-item>
              <text:p text:style-name="P8">Modelo de negocio: gratuito, freemium, suscripción, etc.</text:p>
            </text:list-item>
          </text:list>
        </text:list-item>
        <text:list-item>
          <text:p text:style-name="P8"><text:span text:style-name="Strong_20_Emphasis">Público objetivo:</text:span></text:p>
          <text:list>
            <text:list-item>
              <text:p text:style-name="P8">¿Para quién está diseñada la aplicación?</text:p>
            </text:list-item>
            <text:list-item>
              <text:p text:style-name="P7">¿Qué problema soluciona o qué necesidad satisface?</text:p>
            </text:list-item>
          </text:list>
        </text:list-item>
      </text:list>
      <text:p text:style-name="Horizontal_20_Line"/>
      <text:h text:style-name="Heading_20_4" text:outline-level="4"><text:soft-page-break/><text:span text:style-name="Strong_20_Emphasis">3. Funcionalidades clave (6-7 minutos)</text:span></text:h>
      <text:list text:style-name="L5">
        <text:list-item>
          <text:p text:style-name="P10"><text:span text:style-name="Strong_20_Emphasis">Descripción de características principales:</text:span></text:p>
          <text:list>
            <text:list-item>
              <text:p text:style-name="P10">Selecciona al menos tres funciones principales.</text:p>
            </text:list-item>
            <text:list-item>
              <text:p text:style-name="P10">Explícalas de forma clara y sencilla.</text:p>
            </text:list-item>
            <text:list-item>
              <text:p text:style-name="P10">¿Qué valor aportan al usuario?</text:p>
            </text:list-item>
          </text:list>
        </text:list-item>
        <text:list-item>
          <text:p text:style-name="P10"><text:span text:style-name="Strong_20_Emphasis">Aspectos destacados:</text:span></text:p>
          <text:list>
            <text:list-item>
              <text:p text:style-name="P10"><text:span text:style-name="Strong_20_Emphasis">Interfaz de usuario (UI):</text:span> ¿Es fácil de usar? ¿Por qué?</text:p>
            </text:list-item>
            <text:list-item>
              <text:p text:style-name="P9"><text:span text:style-name="Strong_20_Emphasis">Experiencia del usuario (UX):</text:span> ¿Qué tan intuitiva es la navegación? ¿Qué la hace eficiente?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Video demostrativo hecho por ti (8-10 minutos)</text:span></text:h>
      <text:list text:style-name="L6">
        <text:list-item>
          <text:p text:style-name="P12"><text:span text:style-name="Strong_20_Emphasis">Recorrido por la aplicación:</text:span></text:p>
          <text:list>
            <text:list-item>
              <text:p text:style-name="P12">Muestra las funciones principales seleccionadas.</text:p>
            </text:list-item>
            <text:list-item>
              <text:p text:style-name="P12">Explica paso a paso cómo usarlas.</text:p>
            </text:list-item>
          </text:list>
        </text:list-item>
        <text:list-item>
          <text:p text:style-name="P12"><text:span text:style-name="Strong_20_Emphasis">Caso de uso:</text:span></text:p>
          <text:list>
            <text:list-item>
              <text:p text:style-name="P12">Escenario real: "Demostraré cómo se puede usar esta aplicación para...".</text:p>
            </text:list-item>
            <text:list-item>
              <text:p text:style-name="P12">Simula una acción o resuelve un problema específico.</text:p>
            </text:list-item>
          </text:list>
        </text:list-item>
        <text:list-item>
          <text:p text:style-name="P12"><text:span text:style-name="Strong_20_Emphasis">Errores comunes o dificultades:</text:span></text:p>
          <text:list>
            <text:list-item>
              <text:p text:style-name="P12">¿Qué problemas podrían enfrentar los usuarios principiantes?</text:p>
            </text:list-item>
            <text:list-item>
              <text:p text:style-name="P11">¿Cómo pueden solucionarse?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Análisis crítico (3-4 minutos)</text:span></text:h>
      <text:list text:style-name="L7">
        <text:list-item>
          <text:p text:style-name="P14"><text:span text:style-name="Strong_20_Emphasis">Ventajas:</text:span></text:p>
          <text:list>
            <text:list-item>
              <text:p text:style-name="P14">¿Qué hace que esta aplicación destaque frente a otras?</text:p>
            </text:list-item>
            <text:list-item>
              <text:p text:style-name="P14">¿Cuáles son sus puntos fuertes?</text:p>
            </text:list-item>
          </text:list>
        </text:list-item>
        <text:list-item>
          <text:p text:style-name="P14"><text:span text:style-name="Strong_20_Emphasis">Limitaciones:</text:span></text:p>
          <text:list>
            <text:list-item>
              <text:p text:style-name="P14">¿Qué aspectos podrían mejorarse?</text:p>
            </text:list-item>
            <text:list-item>
              <text:p text:style-name="P14">Opinión sobre posibles funciones futuras o mejoras necesarias.</text:p>
            </text:list-item>
          </text:list>
        </text:list-item>
        <text:list-item>
          <text:p text:style-name="P14"><text:span text:style-name="Strong_20_Emphasis">Comparación:</text:span></text:p>
          <text:list>
            <text:list-item>
              <text:p text:style-name="P13">¿Existen aplicaciones similares? Si es así, ¿en qué se diferencia esta?</text:p>
            </text:list-item>
          </text:list>
        </text:list-item>
      </text:list>
      <text:p text:style-name="Horizontal_20_Line"/>
      <text:h text:style-name="Heading_20_4" text:outline-level="4"><text:span text:style-name="Strong_20_Emphasis">6. Conclusión (1-2 minutos)</text:span></text:h>
      <text:list text:style-name="L8">
        <text:list-item>
          <text:p text:style-name="P16"><text:span text:style-name="Strong_20_Emphasis">Resumen de la aplicación:</text:span></text:p>
          <text:list>
            <text:list-item>
              <text:p text:style-name="P16">Una breve declaración sobre el valor que aporta.</text:p>
            </text:list-item>
          </text:list>
        </text:list-item>
        <text:list-item>
          <text:p text:style-name="P16"><text:span text:style-name="Strong_20_Emphasis">Recomendación:</text:span></text:p>
          <text:list>
            <text:list-item>
              <text:p text:style-name="P16">¿Recomendarías esta aplicación a otros usuarios? ¿Por qué?</text:p>
            </text:list-item>
            <text:list-item>
              <text:p text:style-name="P15">¿Qué tipo de usuario se beneficiaría más?</text:p>
            </text:list-item>
          </text:list>
        </text:list-item>
      </text:list>
      <text:p text:style-name="Horizontal_20_Line"/>
      <text:h text:style-name="Heading_20_4" text:outline-level="4"><text:span text:style-name="Strong_20_Emphasis">7. Preguntas y defensa (5 minutos extra)</text:span></text:h>
      <text:list text:style-name="L9">
        <text:list-item>
          <text:p text:style-name="P18">Responde preguntas de tus compañeros y/o del profesor.</text:p>
        </text:list-item>
        <text:list-item>
          <text:p text:style-name="P17"><text:soft-page-break/>Justifica opiniones o decisiones sobre tu análisi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21:13:08.483000000</meta:creation-date>
    <meta:generator>LibreOffice/24.2.4.2$Windows_X86_64 LibreOffice_project/51a6219feb6075d9a4c46691dcfe0cd9c4fff3c2</meta:generator>
    <dc:date>2025-01-20T22:28:27.743000000</dc:date>
    <meta:editing-duration>PT14M55S</meta:editing-duration>
    <meta:editing-cycles>2</meta:editing-cycles>
    <meta:document-statistic meta:table-count="0" meta:image-count="0" meta:object-count="0" meta:page-count="3" meta:paragraph-count="67" meta:word-count="458" meta:character-count="2847" meta:non-whitespace-character-count="2511"/>
  </office:meta>
</office:document-meta>
</file>